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000000" draw:textarea-horizontal-align="justify" draw:textarea-vertical-align="middle" draw:auto-grow-height="false" fo:min-height="0.174cm" fo:min-width="0cm"/>
    </style:style>
    <style:style style:name="gr2" style:family="graphic" style:parent-style-name="standard">
      <style:graphic-properties draw:fill-color="#cccccc" draw:textarea-horizontal-align="justify" draw:textarea-vertical-align="middle" draw:auto-grow-height="false" fo:min-height="0.174cm" fo:min-width="0cm"/>
    </style:style>
    <style:style style:name="gr3" style:family="graphic" style:parent-style-name="standard">
      <style:graphic-properties draw:fill-color="#0066b3" draw:textarea-horizontal-align="justify" draw:textarea-vertical-align="middle" draw:auto-grow-height="false" fo:min-height="0.174cm" fo:min-width="0cm"/>
    </style:style>
    <style:style style:name="gr4" style:family="graphic" style:parent-style-name="objectwithoutfill">
      <style:graphic-properties draw:marker-end="Arrow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98cm" fo:min-width="1.238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-color="#cccccc"/>
      <style:paragraph-properties fo:text-align="center"/>
    </style:style>
    <style:style style:name="P3" style:family="paragraph">
      <loext:graphic-properties draw:fill-color="#0066b3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text-properties fo:font-size="6pt" style:font-size-asian="8pt" style:font-size-complex="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  <style:text-properties fo:font-size="6pt"/>
    </style:style>
    <style:style style:name="P8" style:family="paragraph">
      <loext:graphic-properties draw:fill="none" draw:fill-color="#ffffff"/>
      <style:text-properties fo:font-size="5pt"/>
    </style:style>
    <style:style style:name="P9" style:family="paragraph">
      <style:text-properties fo:font-size="4pt" style:font-size-asian="6pt" style:font-size-complex="6pt"/>
    </style:style>
    <style:style style:name="P10" style:family="paragraph">
      <loext:graphic-properties draw:fill="none" draw:fill-color="#ffffff"/>
      <style:text-properties fo:font-size="4pt" style:font-size-asian="6pt" style:font-size-complex="6pt"/>
    </style:style>
    <style:style style:name="T1" style:family="text">
      <style:text-properties fo:font-size="6pt" style:font-size-asian="8pt" style:font-size-complex="8pt"/>
    </style:style>
    <style:style style:name="T2" style:family="text">
      <style:text-properties fo:font-size="6pt"/>
    </style:style>
    <style:style style:name="T3" style:family="text">
      <style:text-properties fo:color="#0066b3" fo:font-size="5pt"/>
    </style:style>
    <style:style style:name="T4" style:family="text">
      <style:text-properties fo:color="#0066b3" fo:font-size="5pt" style:font-size-asian="6pt" style:font-size-complex="6pt"/>
    </style:style>
    <style:style style:name="T5" style:family="text">
      <style:text-properties fo:color="#ed1c24" fo:font-size="5pt"/>
    </style:style>
    <style:style style:name="T6" style:family="text">
      <style:text-properties fo:font-size="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6cm" svg:height="0.6cm" svg:x="5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0.6cm" svg:height="0.6cm" svg:x="9.2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1.3cm" svg:y="3.7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11.3cm" svg:y="5.0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5.6cm" svg:y1="4.1cm" svg:x2="7.1cm" svg:y2="4.1cm">
          <text:p/>
        </draw:line>
        <draw:line draw:style-name="gr4" draw:text-style-name="P4" draw:layer="layout" svg:x1="9.8cm" svg:y1="4.089cm" svg:x2="11.3cm" svg:y2="4.089cm">
          <text:p/>
        </draw:line>
        <draw:line draw:style-name="gr4" draw:text-style-name="P4" draw:layer="layout" svg:x1="10.3cm" svg:y1="5.389cm" svg:x2="11.3cm" svg:y2="5.389cm">
          <text:p/>
        </draw:line>
        <draw:line draw:style-name="gr5" draw:text-style-name="P4" draw:layer="layout" svg:x1="10.3cm" svg:y1="5.389cm" svg:x2="10.3cm" svg:y2="4.089cm">
          <text:p/>
        </draw:line>
        <draw:frame draw:style-name="gr6" draw:text-style-name="P5" draw:layer="layout" svg:width="1.6cm" svg:height="0.489cm" svg:x="4.6cm" svg:y="3.411cm">
          <draw:text-box>
            <text:p><text:span text:style-name="T1">root node</text:span></text:p>
          </draw:text-box>
        </draw:frame>
        <draw:frame draw:style-name="gr6" draw:text-style-name="P7" draw:layer="layout" svg:width="0.801cm" svg:height="0.489cm" svg:x="7.099cm" svg:y="3.411cm">
          <draw:text-box>
            <text:p text:style-name="P6"><text:span text:style-name="T2">A/</text:span></text:p>
          </draw:text-box>
        </draw:frame>
        <draw:custom-shape draw:style-name="gr3" draw:text-style-name="P3" draw:layer="layout" svg:width="0.6cm" svg:height="0.6cm" svg:x="7.1cm" svg:y="3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4" draw:layer="layout" svg:x1="7.7cm" svg:y1="4.1cm" svg:x2="9.2cm" svg:y2="4.1cm">
          <text:p/>
        </draw:line>
        <draw:frame draw:style-name="gr6" draw:text-style-name="P7" draw:layer="layout" svg:width="1cm" svg:height="0.489cm" svg:x="9.1cm" svg:y="3.4cm">
          <draw:text-box>
            <text:p text:style-name="P6"><text:span text:style-name="T2">B/C</text:span></text:p>
          </draw:text-box>
        </draw:frame>
        <draw:frame draw:style-name="gr6" draw:text-style-name="P7" draw:layer="layout" svg:width="0.801cm" svg:height="0.489cm" svg:x="11.2cm" svg:y="3.411cm">
          <draw:text-box>
            <text:p text:style-name="P6"><text:span text:style-name="T2">1/</text:span></text:p>
          </draw:text-box>
        </draw:frame>
        <draw:frame draw:style-name="gr6" draw:text-style-name="P7" draw:layer="layout" svg:width="0.801cm" svg:height="0.489cm" svg:x="11.199cm" svg:y="4.711cm">
          <draw:text-box>
            <text:p text:style-name="P6"><text:span text:style-name="T2">2/</text:span></text:p>
          </draw:text-box>
        </draw:frame>
        <draw:frame draw:style-name="gr7" draw:text-style-name="P8" draw:layer="layout" svg:width="1.738cm" svg:height="0.848cm" svg:x="6.8cm" svg:y="4.335cm">
          <draw:text-box>
            <text:p><text:span text:style-name="T3">1 </text:span><text:span text:style-name="T4">read</text:span><text:span text:style-name="T3">-lock</text:span></text:p>
            <text:p><text:span text:style-name="T5">0 write-lock</text:span></text:p>
            <text:p><text:span text:style-name="T6">2 locks in childs</text:span></text:p>
          </draw:text-box>
        </draw:frame>
        <draw:frame draw:style-name="gr7" draw:text-style-name="P8" draw:layer="layout" svg:width="1.738cm" svg:height="0.848cm" svg:x="8.7cm" svg:y="4.352cm">
          <draw:text-box>
            <text:p><text:span text:style-name="T3">0 </text:span><text:span text:style-name="T4">read</text:span><text:span text:style-name="T3">-lock</text:span></text:p>
            <text:p><text:span text:style-name="T5">0 write-lock</text:span></text:p>
            <text:p><text:span text:style-name="T6">2 locks in childs</text:span></text:p>
          </draw:text-box>
        </draw:frame>
        <draw:frame draw:style-name="gr7" draw:text-style-name="P8" draw:layer="layout" svg:width="1.738cm" svg:height="0.848cm" svg:x="11.762cm" svg:y="3.652cm">
          <draw:text-box>
            <text:p><text:span text:style-name="T3">1 </text:span><text:span text:style-name="T4">read</text:span><text:span text:style-name="T3">-lock</text:span></text:p>
            <text:p><text:span text:style-name="T5">0 write-lock</text:span></text:p>
            <text:p><text:span text:style-name="T6">0 locks in childs</text:span></text:p>
          </draw:text-box>
        </draw:frame>
        <draw:frame draw:style-name="gr7" draw:text-style-name="P8" draw:layer="layout" svg:width="1.738cm" svg:height="0.848cm" svg:x="11.762cm" svg:y="5cm">
          <draw:text-box>
            <text:p><text:span text:style-name="T3">1 </text:span><text:span text:style-name="T4">read</text:span><text:span text:style-name="T3">-lock</text:span></text:p>
            <text:p><text:span text:style-name="T5">0 write-lock</text:span></text:p>
            <text:p><text:span text:style-name="T6">0 locks in childs</text:span></text:p>
          </draw:text-box>
        </draw:frame>
        <draw:frame draw:style-name="gr7" draw:text-style-name="P8" draw:layer="layout" svg:width="1.738cm" svg:height="0.848cm" svg:x="4.7cm" svg:y="4.4cm">
          <draw:text-box>
            <text:p><text:span text:style-name="T3">0 </text:span><text:span text:style-name="T4">read</text:span><text:span text:style-name="T3">-lock</text:span></text:p>
            <text:p><text:span text:style-name="T5">0 write-lock</text:span></text:p>
            <text:p><text:span text:style-name="T6">2 locks in childs</text:span></text:p>
          </draw:text-box>
        </draw:frame>
        <draw:frame draw:style-name="gr8" draw:text-style-name="P10" draw:layer="layout" svg:width="2.661cm" svg:height="0.408cm" svg:x="10.839cm" svg:y="5.692cm">
          <draw:text-box>
            <text:p text:style-name="P9">HNRWL_simple_tree_example.odg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20:38:16.393402562</meta:creation-date>
    <dc:date>2018-08-31T22:19:16.813946207</dc:date>
    <meta:editing-duration>PT16M35S</meta:editing-duration>
    <meta:editing-cycles>3</meta:editing-cycles>
    <meta:generator>LibreOffice/6.0.5.2$Linux_X86_64 LibreOffice_project/00m0$Build-2</meta:generator>
    <meta:document-statistic meta:object-count="21"/>
  </office:meta>
</office:document-meta>
</file>